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language="zxx" fo:country="none" officeooo:rsid="00057e8d" officeooo:paragraph-rsid="00057e8d" style:language-asian="zxx" style:country-asian="none" style:language-complex="zxx" style:country-complex="none"/>
    </style:style>
    <style:style style:name="P2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Heading_20_1">
      <style:text-properties fo:language="zxx" fo:country="none" officeooo:rsid="00146605" officeooo:paragraph-rsid="00146605" style:language-asian="zxx" style:country-asian="none" style:language-complex="zxx" style:country-complex="none"/>
    </style:style>
    <style:style style:name="P4" style:family="paragraph" style:parent-style-name="Heading_20_1">
      <style:text-properties fo:language="zxx" fo:country="none" officeooo:rsid="00174381" officeooo:paragraph-rsid="00174381" style:language-asian="zxx" style:country-asian="none" style:language-complex="zxx" style:country-complex="none"/>
    </style:style>
    <style:style style:name="P5" style:family="paragraph" style:parent-style-name="Heading_20_1">
      <style:text-properties fo:language="zxx" fo:country="none" officeooo:rsid="00347022" officeooo:paragraph-rsid="00347022" style:language-asian="zxx" style:country-asian="none" style:language-complex="zxx" style:country-complex="none"/>
    </style:style>
    <style:style style:name="P6" style:family="paragraph" style:parent-style-name="Subtitle">
      <style:text-properties fo:language="zxx" fo:country="none" style:language-asian="zxx" style:country-asian="none" style:language-complex="zxx" style:country-complex="none"/>
    </style:style>
    <style:style style:name="P7" style:family="paragraph" style:parent-style-name="Subtitle">
      <style:text-properties fo:language="zxx" fo:country="none" officeooo:paragraph-rsid="001bb820" style:language-asian="zxx" style:country-asian="none" style:language-complex="zxx" style:country-complex="none"/>
    </style:style>
    <style:style style:name="P8" style:family="paragraph" style:parent-style-name="Text_20_body">
      <style:text-properties fo:language="zxx" fo:country="none" officeooo:rsid="0019f3e8" officeooo:paragraph-rsid="0019f3e8" style:language-asian="zxx" style:country-asian="none" style:language-complex="zxx" style:country-complex="none"/>
    </style:style>
    <style:style style:name="P9" style:family="paragraph" style:parent-style-name="Text_20_body" style:list-style-name="L1">
      <style:text-properties fo:language="zxx" fo:country="none" officeooo:rsid="00057e8d" officeooo:paragraph-rsid="00057e8d" style:language-asian="zxx" style:country-asian="none" style:language-complex="zxx" style:country-complex="none"/>
    </style:style>
    <style:style style:name="P10" style:family="paragraph" style:parent-style-name="Text_20_body" style:list-style-name="L1">
      <style:text-properties fo:language="zxx" fo:country="none" officeooo:rsid="00058b98" officeooo:paragraph-rsid="00058b98" style:language-asian="zxx" style:country-asian="none" style:language-complex="zxx" style:country-complex="none"/>
    </style:style>
    <style:style style:name="P11" style:family="paragraph" style:parent-style-name="Text_20_body" style:list-style-name="L1">
      <style:text-properties fo:language="zxx" fo:country="none" officeooo:rsid="00069e82" officeooo:paragraph-rsid="00069e82" style:language-asian="zxx" style:country-asian="none" style:language-complex="zxx" style:country-complex="none"/>
    </style:style>
    <style:style style:name="P12" style:family="paragraph" style:parent-style-name="Text_20_body" style:list-style-name="L2">
      <style:text-properties fo:language="zxx" fo:country="none" officeooo:rsid="00069e82" officeooo:paragraph-rsid="00069e82" style:language-asian="zxx" style:country-asian="none" style:language-complex="zxx" style:country-complex="none"/>
    </style:style>
    <style:style style:name="P13" style:family="paragraph" style:parent-style-name="Text_20_body" style:list-style-name="L2">
      <style:text-properties fo:language="zxx" fo:country="none" officeooo:rsid="0006f688" officeooo:paragraph-rsid="0006f688" style:language-asian="zxx" style:country-asian="none" style:language-complex="zxx" style:country-complex="none"/>
    </style:style>
    <style:style style:name="P14" style:family="paragraph" style:parent-style-name="Text_20_body" style:list-style-name="L2">
      <style:text-properties fo:language="zxx" fo:country="none" officeooo:rsid="0008402a" officeooo:paragraph-rsid="0008402a" style:language-asian="zxx" style:country-asian="none" style:language-complex="zxx" style:country-complex="none"/>
    </style:style>
    <style:style style:name="P15" style:family="paragraph" style:parent-style-name="Text_20_body" style:list-style-name="L2">
      <style:text-properties fo:language="zxx" fo:country="none" officeooo:rsid="00097ad3" officeooo:paragraph-rsid="00097ad3" style:language-asian="zxx" style:country-asian="none" style:language-complex="zxx" style:country-complex="none"/>
    </style:style>
    <style:style style:name="P16" style:family="paragraph" style:parent-style-name="Text_20_body" style:list-style-name="L2">
      <style:text-properties fo:language="zxx" fo:country="none" officeooo:rsid="000a7b7a" officeooo:paragraph-rsid="000a7b7a" style:language-asian="zxx" style:country-asian="none" style:language-complex="zxx" style:country-complex="none"/>
    </style:style>
    <style:style style:name="P17" style:family="paragraph" style:parent-style-name="Text_20_body" style:list-style-name="L2">
      <style:text-properties fo:language="zxx" fo:country="none" officeooo:rsid="000e0dd5" officeooo:paragraph-rsid="000e0dd5" style:language-asian="zxx" style:country-asian="none" style:language-complex="zxx" style:country-complex="none"/>
    </style:style>
    <style:style style:name="P18" style:family="paragraph" style:parent-style-name="Text_20_body" style:list-style-name="L2">
      <style:text-properties fo:language="zxx" fo:country="none" officeooo:rsid="000e554a" officeooo:paragraph-rsid="000e0dd5" style:language-asian="zxx" style:country-asian="none" style:language-complex="zxx" style:country-complex="none"/>
    </style:style>
    <style:style style:name="P19" style:family="paragraph" style:parent-style-name="Text_20_body" style:list-style-name="L2">
      <style:text-properties fo:language="zxx" fo:country="none" officeooo:rsid="000fba3a" officeooo:paragraph-rsid="000fba3a" style:language-asian="zxx" style:country-asian="none" style:language-complex="zxx" style:country-complex="none"/>
    </style:style>
    <style:style style:name="P20" style:family="paragraph" style:parent-style-name="Text_20_body" style:list-style-name="L3">
      <style:text-properties fo:language="zxx" fo:country="none" officeooo:rsid="00138d76" officeooo:paragraph-rsid="00138d76" style:language-asian="zxx" style:country-asian="none" style:language-complex="zxx" style:country-complex="none"/>
    </style:style>
    <style:style style:name="P21" style:family="paragraph" style:parent-style-name="Text_20_body" style:list-style-name="L4">
      <style:text-properties fo:language="zxx" fo:country="none" officeooo:rsid="00146605" officeooo:paragraph-rsid="00146605" style:language-asian="zxx" style:country-asian="none" style:language-complex="zxx" style:country-complex="none"/>
    </style:style>
    <style:style style:name="P22" style:family="paragraph" style:parent-style-name="Text_20_body" style:list-style-name="L4">
      <style:text-properties fo:language="zxx" fo:country="none" officeooo:rsid="00155bd0" officeooo:paragraph-rsid="00155bd0" style:language-asian="zxx" style:country-asian="none" style:language-complex="zxx" style:country-complex="none"/>
    </style:style>
    <style:style style:name="P23" style:family="paragraph" style:parent-style-name="Text_20_body" style:list-style-name="L5">
      <style:text-properties fo:language="zxx" fo:country="none" officeooo:rsid="00174381" officeooo:paragraph-rsid="00174381" style:language-asian="zxx" style:country-asian="none" style:language-complex="zxx" style:country-complex="none"/>
    </style:style>
    <style:style style:name="P24" style:family="paragraph" style:parent-style-name="Text_20_body" style:list-style-name="L6">
      <style:text-properties fo:language="zxx" fo:country="none" officeooo:rsid="00174381" officeooo:paragraph-rsid="00174381" style:language-asian="zxx" style:country-asian="none" style:language-complex="zxx" style:country-complex="none"/>
    </style:style>
    <style:style style:name="P25" style:family="paragraph" style:parent-style-name="Text_20_body" style:list-style-name="L6">
      <style:text-properties fo:language="zxx" fo:country="none" officeooo:rsid="00180247" officeooo:paragraph-rsid="00180247" style:language-asian="zxx" style:country-asian="none" style:language-complex="zxx" style:country-complex="none"/>
    </style:style>
    <style:style style:name="P26" style:family="paragraph" style:parent-style-name="Text_20_body" style:list-style-name="L6">
      <style:text-properties fo:language="zxx" fo:country="none" officeooo:rsid="00180247" officeooo:paragraph-rsid="00192ea7" style:language-asian="zxx" style:country-asian="none" style:language-complex="zxx" style:country-complex="none"/>
    </style:style>
    <style:style style:name="P27" style:family="paragraph" style:parent-style-name="Text_20_body" style:list-style-name="L6">
      <style:text-properties fo:language="zxx" fo:country="none" officeooo:rsid="00192ea7" officeooo:paragraph-rsid="00192ea7" style:language-asian="zxx" style:country-asian="none" style:language-complex="zxx" style:country-complex="none"/>
    </style:style>
    <style:style style:name="P28" style:family="paragraph" style:parent-style-name="Text_20_body" style:list-style-name="L6">
      <style:text-properties fo:language="zxx" fo:country="none" officeooo:rsid="00199bea" officeooo:paragraph-rsid="00199bea" style:language-asian="zxx" style:country-asian="none" style:language-complex="zxx" style:country-complex="none"/>
    </style:style>
    <style:style style:name="P29" style:family="paragraph" style:parent-style-name="Text_20_body" style:list-style-name="L7">
      <style:text-properties fo:language="zxx" fo:country="none" officeooo:rsid="001bb820" officeooo:paragraph-rsid="001bb820" style:language-asian="zxx" style:country-asian="none" style:language-complex="zxx" style:country-complex="none"/>
    </style:style>
    <style:style style:name="P30" style:family="paragraph" style:parent-style-name="Text_20_body" style:list-style-name="L7">
      <style:text-properties fo:language="zxx" fo:country="none" officeooo:rsid="001c94d6" officeooo:paragraph-rsid="001c94d6" style:language-asian="zxx" style:country-asian="none" style:language-complex="zxx" style:country-complex="none"/>
    </style:style>
    <style:style style:name="P31" style:family="paragraph" style:parent-style-name="Text_20_body" style:list-style-name="L7">
      <style:text-properties fo:language="zxx" fo:country="none" officeooo:rsid="001d5e5e" officeooo:paragraph-rsid="001d5e5e" style:language-asian="zxx" style:country-asian="none" style:language-complex="zxx" style:country-complex="none"/>
    </style:style>
    <style:style style:name="P32" style:family="paragraph" style:parent-style-name="Text_20_body" style:list-style-name="L7">
      <style:text-properties fo:language="zxx" fo:country="none" officeooo:rsid="001e727c" officeooo:paragraph-rsid="001e727c" style:language-asian="zxx" style:country-asian="none" style:language-complex="zxx" style:country-complex="none"/>
    </style:style>
    <style:style style:name="P33" style:family="paragraph" style:parent-style-name="Text_20_body" style:list-style-name="L7">
      <style:text-properties fo:language="zxx" fo:country="none" officeooo:rsid="001f69a8" officeooo:paragraph-rsid="001f69a8" style:language-asian="zxx" style:country-asian="none" style:language-complex="zxx" style:country-complex="none"/>
    </style:style>
    <style:style style:name="P34" style:family="paragraph" style:parent-style-name="Text_20_body">
      <style:text-properties fo:language="zxx" fo:country="none" officeooo:rsid="001f69a8" officeooo:paragraph-rsid="001f69a8" style:language-asian="zxx" style:country-asian="none" style:language-complex="zxx" style:country-complex="none"/>
    </style:style>
    <style:style style:name="P35" style:family="paragraph" style:parent-style-name="Text_20_body" style:list-style-name="L7">
      <style:text-properties fo:language="zxx" fo:country="none" officeooo:rsid="00207bf6" officeooo:paragraph-rsid="00207bf6" style:language-asian="zxx" style:country-asian="none" style:language-complex="zxx" style:country-complex="none"/>
    </style:style>
    <style:style style:name="P36" style:family="paragraph" style:parent-style-name="Text_20_body" style:list-style-name="L7">
      <style:text-properties fo:language="zxx" fo:country="none" officeooo:rsid="00227779" officeooo:paragraph-rsid="00227779" style:language-asian="zxx" style:country-asian="none" style:language-complex="zxx" style:country-complex="none"/>
    </style:style>
    <style:style style:name="P37" style:family="paragraph" style:parent-style-name="Text_20_body" style:list-style-name="L7">
      <style:text-properties fo:language="zxx" fo:country="none" officeooo:rsid="0023d48c" officeooo:paragraph-rsid="0023d48c" style:language-asian="zxx" style:country-asian="none" style:language-complex="zxx" style:country-complex="none"/>
    </style:style>
    <style:style style:name="P38" style:family="paragraph" style:parent-style-name="Text_20_body">
      <style:text-properties fo:language="zxx" fo:country="none" officeooo:rsid="0023d48c" officeooo:paragraph-rsid="0023d48c" style:language-asian="zxx" style:country-asian="none" style:language-complex="zxx" style:country-complex="none"/>
    </style:style>
    <style:style style:name="P39" style:family="paragraph" style:parent-style-name="Text_20_body" style:list-style-name="L7">
      <style:text-properties fo:language="zxx" fo:country="none" officeooo:rsid="0025d238" officeooo:paragraph-rsid="0025d238" style:language-asian="zxx" style:country-asian="none" style:language-complex="zxx" style:country-complex="none"/>
    </style:style>
    <style:style style:name="P40" style:family="paragraph" style:parent-style-name="Text_20_body" style:list-style-name="L7">
      <style:text-properties fo:language="zxx" fo:country="none" officeooo:rsid="0026fe50" officeooo:paragraph-rsid="0026fe50" style:language-asian="zxx" style:country-asian="none" style:language-complex="zxx" style:country-complex="none"/>
    </style:style>
    <style:style style:name="P41" style:family="paragraph" style:parent-style-name="Text_20_body" style:list-style-name="L7">
      <style:text-properties fo:language="zxx" fo:country="none" officeooo:rsid="002858f1" officeooo:paragraph-rsid="002858f1" style:language-asian="zxx" style:country-asian="none" style:language-complex="zxx" style:country-complex="none"/>
    </style:style>
    <style:style style:name="P42" style:family="paragraph" style:parent-style-name="Text_20_body" style:list-style-name="L7">
      <style:text-properties fo:language="zxx" fo:country="none" officeooo:rsid="002a4b47" officeooo:paragraph-rsid="002a4b47" style:language-asian="zxx" style:country-asian="none" style:language-complex="zxx" style:country-complex="none"/>
    </style:style>
    <style:style style:name="P43" style:family="paragraph" style:parent-style-name="Text_20_body" style:list-style-name="L7">
      <style:text-properties fo:language="zxx" fo:country="none" officeooo:rsid="002a6651" officeooo:paragraph-rsid="002a6651" style:language-asian="zxx" style:country-asian="none" style:language-complex="zxx" style:country-complex="none"/>
    </style:style>
    <style:style style:name="P44" style:family="paragraph" style:parent-style-name="Text_20_body" style:list-style-name="L7">
      <style:text-properties fo:language="zxx" fo:country="none" officeooo:rsid="002e2da6" officeooo:paragraph-rsid="002e2da6" style:language-asian="zxx" style:country-asian="none" style:language-complex="zxx" style:country-complex="none"/>
    </style:style>
    <style:style style:name="P45" style:family="paragraph" style:parent-style-name="Text_20_body" style:list-style-name="L7">
      <style:text-properties fo:language="zxx" fo:country="none" officeooo:rsid="002f2f55" officeooo:paragraph-rsid="002f2f55" style:language-asian="zxx" style:country-asian="none" style:language-complex="zxx" style:country-complex="none"/>
    </style:style>
    <style:style style:name="P46" style:family="paragraph" style:parent-style-name="Text_20_body" style:list-style-name="L7">
      <style:text-properties fo:language="zxx" fo:country="none" officeooo:rsid="0030d8f0" officeooo:paragraph-rsid="0030d8f0" style:language-asian="zxx" style:country-asian="none" style:language-complex="zxx" style:country-complex="none"/>
    </style:style>
    <style:style style:name="P47" style:family="paragraph" style:parent-style-name="Text_20_body" style:list-style-name="L7">
      <style:text-properties fo:language="zxx" fo:country="none" officeooo:rsid="0026515a" officeooo:paragraph-rsid="00317f20" style:language-asian="zxx" style:country-asian="none" style:language-complex="zxx" style:country-complex="none"/>
    </style:style>
    <style:style style:name="P48" style:family="paragraph" style:parent-style-name="Text_20_body" style:list-style-name="L7">
      <style:text-properties fo:language="zxx" fo:country="none" officeooo:rsid="00317f20" officeooo:paragraph-rsid="00317f20" style:language-asian="zxx" style:country-asian="none" style:language-complex="zxx" style:country-complex="none"/>
    </style:style>
    <style:style style:name="P49" style:family="paragraph" style:parent-style-name="Text_20_body" style:list-style-name="L7">
      <style:text-properties fo:language="zxx" fo:country="none" officeooo:rsid="00332f05" officeooo:paragraph-rsid="00332f05" style:language-asian="zxx" style:country-asian="none" style:language-complex="zxx" style:country-complex="none"/>
    </style:style>
    <style:style style:name="P50" style:family="paragraph" style:parent-style-name="Text_20_body" style:list-style-name="L7">
      <style:text-properties fo:language="zxx" fo:country="none" officeooo:rsid="00347022" officeooo:paragraph-rsid="00347022" style:language-asian="zxx" style:country-asian="none" style:language-complex="zxx" style:country-complex="none"/>
    </style:style>
    <style:style style:name="P51" style:family="paragraph" style:parent-style-name="Text_20_body" style:list-style-name="L8">
      <style:text-properties fo:language="zxx" fo:country="none" officeooo:rsid="00347022" officeooo:paragraph-rsid="00347022" style:language-asian="zxx" style:country-asian="none" style:language-complex="zxx" style:country-complex="none"/>
    </style:style>
    <style:style style:name="P52" style:family="paragraph" style:parent-style-name="Text_20_body" style:list-style-name="L8">
      <style:text-properties fo:language="zxx" fo:country="none" officeooo:rsid="0035bf16" officeooo:paragraph-rsid="0035bf16" style:language-asian="zxx" style:country-asian="none" style:language-complex="zxx" style:country-complex="none"/>
    </style:style>
    <style:style style:name="P53" style:family="paragraph" style:parent-style-name="Text_20_body" style:list-style-name="L9">
      <style:text-properties fo:language="zxx" fo:country="none" officeooo:rsid="0035bf16" officeooo:paragraph-rsid="0035bf16" style:language-asian="zxx" style:country-asian="none" style:language-complex="zxx" style:country-complex="none"/>
    </style:style>
    <style:style style:name="P54" style:family="paragraph" style:parent-style-name="Text_20_body" style:list-style-name="L9">
      <style:text-properties fo:language="zxx" fo:country="none" officeooo:rsid="0035bf16" officeooo:paragraph-rsid="003e35ca" style:language-asian="zxx" style:country-asian="none" style:language-complex="zxx" style:country-complex="none"/>
    </style:style>
    <style:style style:name="P55" style:family="paragraph" style:parent-style-name="Text_20_body" style:list-style-name="L8">
      <style:text-properties fo:language="zxx" fo:country="none" officeooo:rsid="00359707" officeooo:paragraph-rsid="00359707" style:language-asian="zxx" style:country-asian="none" style:language-complex="zxx" style:country-complex="none"/>
    </style:style>
    <style:style style:name="P56" style:family="paragraph" style:parent-style-name="Text_20_body" style:list-style-name="L6">
      <style:text-properties fo:language="zxx" fo:country="none" officeooo:rsid="00180247" officeooo:paragraph-rsid="00180247" fo:background-color="#ffff00" style:language-asian="zxx" style:country-asian="none" style:language-complex="zxx" style:country-complex="none"/>
    </style:style>
    <style:style style:name="P57" style:family="paragraph" style:parent-style-name="Text_20_body" style:list-style-name="L7">
      <style:text-properties fo:language="zxx" fo:country="none" officeooo:rsid="00207bf6" officeooo:paragraph-rsid="00207bf6" fo:background-color="#ffff00" style:language-asian="zxx" style:country-asian="none" style:language-complex="zxx" style:country-complex="none"/>
    </style:style>
    <style:style style:name="P58" style:family="paragraph" style:parent-style-name="Text_20_body" style:list-style-name="L7">
      <style:text-properties fo:language="zxx" fo:country="none" officeooo:rsid="002e2da6" officeooo:paragraph-rsid="002e2da6" fo:background-color="#ffff00" style:language-asian="zxx" style:country-asian="none" style:language-complex="zxx" style:country-complex="none"/>
    </style:style>
    <style:style style:name="P59" style:family="paragraph" style:parent-style-name="Text_20_body" style:list-style-name="L7">
      <style:text-properties fo:language="zxx" fo:country="none" officeooo:rsid="0030d8f0" officeooo:paragraph-rsid="0030d8f0" fo:background-color="#ffff00" style:language-asian="zxx" style:country-asian="none" style:language-complex="zxx" style:country-complex="none"/>
    </style:style>
    <style:style style:name="P60" style:family="paragraph" style:parent-style-name="Text_20_body" style:list-style-name="L7">
      <style:text-properties fo:language="zxx" fo:country="none" officeooo:rsid="0026515a" officeooo:paragraph-rsid="00317f20" fo:background-color="#ffff00" style:language-asian="zxx" style:country-asian="none" style:language-complex="zxx" style:country-complex="none"/>
    </style:style>
    <style:style style:name="P61" style:family="paragraph" style:parent-style-name="Title"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officeooo:rsid="00069e82"/>
    </style:style>
    <style:style style:name="T2" style:family="text">
      <style:text-properties officeooo:rsid="000a7b7a"/>
    </style:style>
    <style:style style:name="T3" style:family="text">
      <style:text-properties officeooo:rsid="000aa548"/>
    </style:style>
    <style:style style:name="T4" style:family="text">
      <style:text-properties officeooo:rsid="000c8652"/>
    </style:style>
    <style:style style:name="T5" style:family="text">
      <style:text-properties officeooo:rsid="000e0dd5"/>
    </style:style>
    <style:style style:name="T6" style:family="text">
      <style:text-properties officeooo:rsid="00192ea7"/>
    </style:style>
    <style:style style:name="T7" style:family="text">
      <style:text-properties officeooo:rsid="001c94d6"/>
    </style:style>
    <style:style style:name="T8" style:family="text">
      <style:text-properties officeooo:rsid="0023d48c"/>
    </style:style>
    <style:style style:name="T9" style:family="text">
      <style:text-properties officeooo:rsid="0025d238"/>
    </style:style>
    <style:style style:name="T10" style:family="text">
      <style:text-properties officeooo:rsid="002bb10e"/>
    </style:style>
    <style:style style:name="T11" style:family="text">
      <style:text-properties officeooo:rsid="002cf49f"/>
    </style:style>
    <style:style style:name="T12" style:family="text">
      <style:text-properties officeooo:rsid="002f2f55"/>
    </style:style>
    <style:style style:name="T13" style:family="text">
      <style:text-properties officeooo:rsid="00317f20"/>
    </style:style>
    <style:style style:name="T14" style:family="text">
      <style:text-properties officeooo:rsid="00347022"/>
    </style:style>
    <style:style style:name="T15" style:family="text">
      <style:text-properties officeooo:rsid="00378e9b"/>
    </style:style>
    <style:style style:name="T16" style:family="text">
      <style:text-properties officeooo:rsid="0039eabb"/>
    </style:style>
    <style:style style:name="T17" style:family="text">
      <style:text-properties officeooo:rsid="003a5fdd"/>
    </style:style>
    <style:style style:name="T18" style:family="text">
      <style:text-properties fo:background-color="#ffff00" loext:char-shading-value="0"/>
    </style:style>
    <style:style style:name="T19" style:family="text">
      <style:text-properties fo:background-color="#ffff00" loext:char-shading-value="0"/>
    </style:style>
    <style:style style:name="T20" style:family="text">
      <style:text-properties officeooo:rsid="003d253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Функционално програмиране</text:p>
      <text:p text:style-name="P6">Scheme</text:p>
      <text:p text:style-name="P8"/>
      <text:h text:style-name="P1" text:outline-level="1">Въведение</text:h>
      <text:list xml:id="list534790455" text:style-name="L1">
        <text:list-item>
          <text:p text:style-name="P9">Типове програмиране</text:p>
          <text:list>
            <text:list-item>
              <text:p text:style-name="P9">Императивен стил – стандартно програмиране</text:p>
            </text:list-item>
            <text:list-item>
              <text:p text:style-name="P9">Декларативен стил – функционално, логическо програмиране</text:p>
            </text:list-item>
          </text:list>
        </text:list-item>
        <text:list-item>
          <text:p text:style-name="P9">Изчисление</text:p>
          <text:list>
            <text:list-item>
              <text:p text:style-name="P9">Машина на Тюринг – Машината на Тюринг M изчислява функцията f, ако при лента с числото n (в двоичен вид) машината M завършва и записва върху лентата f(n). Ако машината не завърши, то f(n) не е дефинирана. </text:p>
            </text:list-item>
            <text:list-item>
              <text:p text:style-name="P9">Всяка машина на Тюринг може да се кодира като число, а естествените числа са изброимо много. На всяка изчислима функция можем да съпоставим машина на Тюринг, а на всяка машина на Тюринг – естествено число. Следователно, изчислимите функции са изброимо много, колкото и естествените числа. Но всички функции са неизброимо много, следователно неизчислимите функции са неизброимо много. </text:p>
            </text:list-item>
            <text:list-item>
              <text:p text:style-name="P9">Пример за неизчислима функция: Нека n е кодът на машина на Тюринг M. Тогава, ако halts(n)= 1 (ако М(n) завършва над n) и 0 иначе, то halts() е неизчислима функция. </text:p>
            </text:list-item>
          </text:list>
        </text:list-item>
        <text:list-item>
          <text:p text:style-name="P10">Ламбда смятане</text:p>
          <text:list>
            <text:list-item>
              <text:p text:style-name="P10">три вида изрази – променлива x, E1(E2) – апликация, прилагане на E1 върху E2, \lambdax E1 – създаване на функция, приемаща аргумент x и извършваща в тялото си израза E1.</text:p>
            </text:list-item>
            <text:list-item>
              <text:p text:style-name="P10">Правило - \lambdax E1(E2) = E1[x:=E2]</text:p>
            </text:list-item>
            <text:list-item>
              <text:p text:style-name="P10">Функциите, изчислими с машина на Тюринг, са точно тези, които могат да се дефинират с ламбда израз</text:p>
            </text:list-item>
            <text:list-item>
              <text:p text:style-name="P10">Машините на Тюринг са пример за императивен стил, а ламбда смятането – декларативен стил. </text:p>
            </text:list-item>
            <text:list-item>
              <text:p text:style-name="P10">Всяка функция, чието изчисление може да се автоматизира (да се извърши от компютър), може да бъде пресметната с машина на Тюринг</text:p>
            </text:list-item>
            <text:list-item>
              <text:p text:style-name="P10">Видове параметри – формални (както са кръстени в декларацията на функцията) и фактически – истинските им стойности</text:p>
            </text:list-item>
          </text:list>
        </text:list-item>
        <text:list-item>
          <text:p text:style-name="P10"><text:soft-page-break/>Функции от висок ред – функции с параметри, които могат да се прилагат над аргументи, <text:span text:style-name="T1">които са други функции. </text:span></text:p>
        </text:list-item>
        <text:list-item>
          <text:p text:style-name="P11">Предимства на функционалното програмиране</text:p>
          <text:list>
            <text:list-item>
              <text:p text:style-name="P11">кратки и ясни програми</text:p>
            </text:list-item>
            <text:list-item>
              <text:p text:style-name="P11">лесно се проверяват за коректност, защото наподобяват математически формулировки</text:p>
            </text:list-item>
            <text:list-item>
              <text:p text:style-name="P11">при еднакви данни връщат един и същи резултат</text:p>
            </text:list-item>
            <text:list-item>
              <text:p text:style-name="P11">избягва се повторно смятане чрез запомняне на резултати</text:p>
            </text:list-item>
            <text:list-item>
              <text:p text:style-name="P11">премахване на части от програмата, които не участват в крайния резултат</text:p>
            </text:list-item>
            <text:list-item>
              <text:p text:style-name="P11">пренареждане на програмата за по-ефективно оценяване (например short-circuit-инг)</text:p>
            </text:list-item>
            <text:list-item>
              <text:p text:style-name="P11">възможности за паралелно изпълнение</text:p>
            </text:list-item>
          </text:list>
        </text:list-item>
        <text:list-item>
          <text:p text:style-name="P11">Видове функционални езици - </text:p>
          <text:list>
            <text:list-item>
              <text:p text:style-name="P11">според типовата система – статично/динамично типизирани</text:p>
            </text:list-item>
            <text:list-item>
              <text:p text:style-name="P11">според страничните ефекти – със/без=нечисти/чисти</text:p>
            </text:list-item>
            <text:list-item>
              <text:p text:style-name="P11">според стратегията на оценяване – стриктно/лениво оценяване</text:p>
            </text:list-item>
          </text:list>
        </text:list-item>
      </text:list>
      <text:h text:style-name="P2" text:outline-level="1">Scheme</text:h>
      <text:list xml:id="list1811814701" text:style-name="L2">
        <text:list-item>
          <text:p text:style-name="P12">Синтаксис</text:p>
          <text:list>
            <text:list-item>
              <text:p text:style-name="P12">литерали - #t, #f, числа, знаци, низове</text:p>
            </text:list-item>
            <text:list-item>
              <text:p text:style-name="P12">символи (идентификатори) – f, square, +, ..</text:p>
            </text:list-item>
            <text:list-item>
              <text:p text:style-name="P12">комбинации (…)</text:p>
            </text:list-item>
          </text:list>
        </text:list-item>
        <text:list-item>
          <text:p text:style-name="P13">Оценяване</text:p>
          <text:list>
            <text:list-item>
              <text:p text:style-name="P13">литерали – самите те</text:p>
            </text:list-item>
            <text:list-item>
              <text:p text:style-name="P13">символи – стойността, свързана с него</text:p>
            </text:list-item>
            <text:list-item>
              <text:p text:style-name="P13">комбинации <text:s/>(&lt;1&gt; &lt;2&gt;…&lt;n&gt;) → &lt;1&gt; се оценява да символ, останалите стават параметри</text:p>
            </text:list-item>
          </text:list>
        </text:list-item>
        <text:list-item>
          <text:p text:style-name="P13">Специални форми – не се оценяват по основното правило на комбинациите</text:p>
          <text:list>
            <text:list-item>
              <text:p text:style-name="P13">define</text:p>
            </text:list-item>
            <text:list-item>
              <text:p text:style-name="P13">and, or, cond, case</text:p>
            </text:list-item>
            <text:list-item>
              <text:p text:style-name="P13">quote</text:p>
            </text:list-item>
          </text:list>
        </text:list-item>
        <text:list-item>
          <text:p text:style-name="P13">Среда – речник, в който се записват символите и стойностите, с които се свързват (техните оценки)</text:p>
          <text:list>
            <text:list-item>
              <text:p text:style-name="P13">един символ може да има 0 или 1 оценки в дадена среда</text:p>
            </text:list-item>
            <text:list-item>
              <text:p text:style-name="P13"><text:soft-page-break/>един символ може да има различни оценки в различни среди</text:p>
            </text:list-item>
            <text:list-item>
              <text:p text:style-name="P13">символът винаги се оценява в една конкретна среда</text:p>
            </text:list-item>
            <text:list-item>
              <text:p text:style-name="P13">при стартиране на Scheme се работи с глобалната среда, в която са дефинирани символи за стандартни операции и функции</text:p>
            </text:list-item>
            <text:list-item>
              <text:p text:style-name="P13">всяка функция пази параметри, тяло и указател към средата, в която е дефинирана</text:p>
            </text:list-item>
          </text:list>
        </text:list-item>
        <text:list-item>
          <text:p text:style-name="P13">Функции и среди</text:p>
          <text:list>
            <text:list-item>
              <text:p text:style-name="P13">всяка функция пази параметри, тяло и указател към средата E, в която е дефинирана. </text:p>
            </text:list-item>
            <text:list-item>
              <text:p text:style-name="P13">при извикване на f</text:p>
              <text:list>
                <text:list-item>
                  <text:p text:style-name="P13">се създава нова среда E1, която разширява средата на дефиниране E</text:p>
                </text:list-item>
                <text:list-item>
                  <text:p text:style-name="P13">в Е1 символ, който е формален параметър, се свързва с оценката на фактическия параметър</text:p>
                </text:list-item>
                <text:list-item>
                  <text:p text:style-name="P13">в E1 се оценява тялото на f</text:p>
                </text:list-item>
              </text:list>
            </text:list-item>
            <text:list-item>
              <text:p text:style-name="P13">при оценката на даден символ, ако той не е дефиниран в средата, се търси оценката в родителската среда. Ако не е дефиниран и в началната среда, се извежда грешка</text:p>
            </text:list-item>
          </text:list>
        </text:list-item>
        <text:list-item>
          <text:p text:style-name="P14">Теорема – Ако Г e изчислим оператор, то уравнението F=Г(F) има единствено най-малко решение f, което се нарича най-малка неподвиждна точка. Това решение съответства на рекурсивна програма, пресмятаща f чрез Г. </text:p>
        </text:list-item>
        <text:list-item>
          <text:p text:style-name="P14">Рекурсивна функция </text:p>
          <text:list>
            <text:list-item>
              <text:p text:style-name="P14">Денотационна семантика – f е най-малката неподвижда точка на уравнението F=Г(F)</text:p>
            </text:list-item>
            <text:list-item>
              <text:p text:style-name="P14">Операционна семенатика – разглеждаме редицата от последователни оценки (f a) → Г[f][x→ a]… . Ако стигнем до елемент b, който не е комбинация, то f(a)=b</text:p>
            </text:list-item>
            <text:list-item>
              <text:p text:style-name="P14">Затова функциите в Scheme са от една страна решения на рекурсивни уравнения, а от друга – изчислителни процеси, генериращи се при оценка</text:p>
            </text:list-item>
          </text:list>
        </text:list-item>
        <text:list-item>
          <text:p text:style-name="P15">Линеен рекурсивен и линеен итеративен процес – разликата е дали имаме отложени операции. Имаме отложена операция, ако не извикваме директно същата функция, а същата функция е в някакъв израз (например *-…). Когато в един процес има отложена операция, той се нарича рекурсивен. Когато в един процес няма отложени операции, той се нарича итеративен. При итеративните процеси няма свиване на рекурсията, защото тя по начало не се е разширила <text:span text:style-name="T2">(т.е да е станало ромбче при разпи</text:span><text:span text:style-name="T15">с</text:span><text:span text:style-name="T2">ването). В Scheme опашковата рекурсия се интерпретира като цикъл и затова не се заделя памет за всяко рекурсивно извикване. Това означава, че при разширяването на средите, не се хаби памет за всяка възможна стойност на броячите. Тоест, ще използваме константна, а не линейна памет, </text:span><text:span text:style-name="T5">защото вместо да се създават среди, които да разширяват тази, в която е дефинирана функцията, просто се подменят стойностите на параметрите. </text:span></text:p>
        </text:list-item>
        <text:list-item>
          <text:p text:style-name="P16">Вложени дефин<text:span text:style-name="T3">иц</text:span>ии (define (f x) ((define …) …)). <text:span text:style-name="T4">При извикване:</text:span></text:p>
          <text:list>
            <text:list-item>
              <text:p text:style-name="P16"><text:soft-page-break/>Създава се среда E1, където формалните параметри се свързват с фактическите</text:p>
            </text:list-item>
            <text:list-item>
              <text:p text:style-name="P16">Създава се среда E2, която разширява E1. В Е2 се записват всички символи от вложените дефиниции, но те си нямат стойности. </text:p>
            </text:list-item>
            <text:list-item>
              <text:p text:style-name="P16">Вложените дефиниции се оценяват в E2</text:p>
            </text:list-item>
            <text:list-item>
              <text:p text:style-name="P16">Тези оценки се свързват със съответните си символи в E2</text:p>
            </text:list-item>
          </text:list>
        </text:list-item>
        <text:list-item>
          <text:p text:style-name="P17">Среди и let. При оценка на let в среда E:</text:p>
          <text:list>
            <text:list-item>
              <text:p text:style-name="P17">създава се нова среда E1, която разширява E</text:p>
            </text:list-item>
            <text:list-item>
              <text:p text:style-name="P18">Всеки израз в let се пресмята в E и тази оценка се свързва със съответния символ в E1</text:p>
            </text:list-item>
            <text:list-item>
              <text:p text:style-name="P17">Накрая тялото на let се оценява в Е1</text:p>
            </text:list-item>
          </text:list>
        </text:list-item>
        <text:list-item>
          <text:p text:style-name="P19">Среди и let*. При оценка на let* в среда E:</text:p>
          <text:list>
            <text:list-item>
              <text:p text:style-name="P19">създава се нова среда E1, която разширява E</text:p>
            </text:list-item>
            <text:list-item>
              <text:p text:style-name="P19">първият израз се оценява в E и тази оценка се свързва със символа си в E1</text:p>
            </text:list-item>
            <text:list-item>
              <text:p text:style-name="P19">създава се среда E2, която разширява E1</text:p>
            </text:list-item>
            <text:list-item>
              <text:p text:style-name="P19">вторият израз се оценява в E1 и се свързва със символа си в E2</text:p>
            </text:list-item>
            <text:list-item>
              <text:p text:style-name="P19">…</text:p>
            </text:list-item>
            <text:list-item>
              <text:p text:style-name="P19">тялото на let се оценява в En</text:p>
            </text:list-item>
          </text:list>
        </text:list-item>
      </text:list>
      <text:h text:style-name="P2" text:outline-level="1">Функции от по-висок ред</text:h>
      <text:list xml:id="list3649077921" text:style-name="L3">
        <text:list-item>
          <text:p text:style-name="P20">Функции от по-висок ред – функции, които приемат функции като параметри, или връщат функция като резултат.</text:p>
        </text:list-item>
        <text:list-item>
          <text:p text:style-name="P20">Нумерали на Чърч – представяне на естествените числа като функции. Числото N е функция f, приложена над X N пъти</text:p>
        </text:list-item>
      </text:list>
      <text:h text:style-name="P3" text:outline-level="1">Списъци</text:h>
      <text:list xml:id="list3715903557" text:style-name="L4">
        <text:list-item>
          <text:p text:style-name="P21">Наредена двойка – наредена двойка от оценки на два израза</text:p>
        </text:list-item>
        <text:list-item>
          <text:p text:style-name="P21">S-израз – атом(литерал/символ/низ/функция) или наредена двойка от S-изрази</text:p>
        </text:list-item>
        <text:list-item>
          <text:p text:style-name="P21">Списък – празен списък () или наредена двойка (h . t), където h е глава, а t e списък</text:p>
        </text:list-item>
        <text:list-item>
          <text:p text:style-name="P22">eq? &lt;1&gt; &lt;2&gt; - връща дали оценките на двата израза са на едно и също място в паметта</text:p>
        </text:list-item>
        <text:list-item>
          <text:p text:style-name="P22">eqv? &lt;1&gt; &lt;2&gt; - връща дали оценките заемат едно и също място в паметта или са едни и същи ПО СТОЙНОСТ атоми (не работи за функции)</text:p>
        </text:list-item>
        <text:list-item>
          <text:p text:style-name="P22">equal? &lt;1&gt; &lt;2&gt; - връща дали изразите са едни и същи по стойност АТОМИ ИЛИ НАРЕДЕНИ ДВОЙКИ</text:p>
        </text:list-item>
        <text:list-item>
          <text:p text:style-name="P22">операции със списъци – (length l), (append l), (reverse l), </text:p>
          <text:list>
            <text:list-item>
              <text:p text:style-name="P22"><text:soft-page-break/>(list-tail l n) – връща списъка без първите n елемента в него, </text:p>
            </text:list-item>
            <text:list-item>
              <text:p text:style-name="P22">(list-ref el l) – l[el], </text:p>
            </text:list-item>
            <text:list-item>
              <text:p text:style-name="P22">(member el l) – връща #f или списъкът от el нататък, ако го има</text:p>
            </text:list-item>
            <text:list-item>
              <text:p text:style-name="P22">(memv el l) – като member, но сравнява с eqv?</text:p>
            </text:list-item>
            <text:list-item>
              <text:p text:style-name="P22">(memq el l) – като member, но сравнява с eq?</text:p>
            </text:list-item>
          </text:list>
        </text:list-item>
      </text:list>
      <text:h text:style-name="P4" text:outline-level="1">Мутиращи операции</text:h>
      <text:list xml:id="list200959563" text:style-name="L5">
        <text:list-item>
          <text:p text:style-name="P23">Мутиращи операции</text:p>
          <text:list>
            <text:list-item>
              <text:p text:style-name="P23">set! &lt;символ&gt; &lt;израз&gt; - сменя оценката на символ. Ако няма такъв - грешка</text:p>
            </text:list-item>
            <text:list-item>
              <text:p text:style-name="P23">set-car!, set-cdr! - променя оценката на компонент на двойка</text:p>
              <text:p text:style-name="P23">(define p ‘(7 5 3))</text:p>
              <text:p text:style-name="P23">(set-cdr! (cdr p) p) → p = 7 5 7 5 <text:s/>… </text:p>
            </text:list-item>
            <text:list-item>
              <text:p text:style-name="P23">begin – последователност от действия</text:p>
            </text:list-item>
            <text:list-item>
              <text:p text:style-name="P23">open-input-file, open-output-file – за работа с файлове</text:p>
            </text:list-item>
            <text:list-item>
              <text:p text:style-name="P23">read, write, display – вход и изход</text:p>
            </text:list-item>
          </text:list>
        </text:list-item>
      </text:list>
      <text:h text:style-name="P4" text:outline-level="1">Потоци</text:h>
      <text:list xml:id="list2834837460" text:style-name="L6">
        <text:list-item>
          <text:p text:style-name="P24">Обещание (delay &lt;израз&gt;) – функция, която ще изчисли някаква стойност в бъдещ момент от изпълнението на програмата (не веднага). Нарича се още отложена операция. Delay е специална форма.</text:p>
        </text:list-item>
        <text:list-item>
          <text:p text:style-name="P56">Обещанията в Scheme имат страничен ефект – запомнят вече изчислената стойност</text:p>
        </text:list-item>
        <text:list-item>
          <text:p text:style-name="P24">Изчисление на обещание (force &lt;обещание&gt;)</text:p>
          <text:list>
            <text:list-item>
              <text:p text:style-name="P24">паралелно на основната програма – асинхронно</text:p>
            </text:list-item>
            <text:list-item>
              <text:p text:style-name="P24">при поискване на основната програма – синхронно</text:p>
            </text:list-item>
            <text:list-item>
              <text:p text:style-name="P24">force е примитивна форма</text:p>
            </text:list-item>
          </text:list>
        </text:list-item>
        <text:list-item>
          <text:p text:style-name="P25">Поток – списък, чиито елементи се изчисляват отложено. Поток е празен списък или наредена двойка от елемент и обещание за поток. </text:p>
          <text:p text:style-name="P25">(define (the-empty-stream) ‘())</text:p>
          <text:p text:style-name="P26">(define-<text:span text:style-name="T6">syntax cons-stream</text:span></text:p>
          <text:list>
            <text:list-header>
              <text:p text:style-name="P27">(syntax-rules () ((cons stream h t) (cons h (delay t)))))</text:p>
            </text:list-header>
          </text:list>
          <text:p text:style-name="P25">(define head car)</text:p>
          <text:p text:style-name="P25">(define (tail stream) (force (cdr stream)))</text:p>
          <text:p text:style-name="P25">(define (empty-stream? s) (null? s))</text:p>
        </text:list-item>
        <text:list-item>
          <text:p text:style-name="P27"><text:soft-page-break/>Дефиниция на специална форма </text:p>
          <text:list>
            <text:list-item>
              <text:p text:style-name="P27">(define-syntax &lt;символ&gt; (syntax-rules () (&lt;шаблон&gt; &lt;тяло&gt;) (&lt;шаблон&gt; &lt;тяло&gt;) …))</text:p>
            </text:list-item>
          </text:list>
        </text:list-item>
        <text:list-item>
          <text:p text:style-name="P28">Генератори – функции, генериращи безкрайни потоци</text:p>
        </text:list-item>
      </text:list>
      <text:p text:style-name="P7">Haskell</text:p>
      <text:h text:style-name="P2" text:outline-level="1">Основи</text:h>
      <text:list xml:id="list3000396318" text:style-name="L7">
        <text:list-item>
          <text:list>
            <text:list-item>
              <text:p text:style-name="P29">Синтаксис</text:p>
              <text:list>
                <text:list-item>
                  <text:p text:style-name="P29">идентификатори – имена на обекти, с малка буква или долна черта</text:p>
                </text:list-item>
                <text:list-item>
                  <text:p text:style-name="P29">запазени идентификатори – ключови думи</text:p>
                </text:list-item>
                <text:list-item>
                  <text:p text:style-name="P29">конструктори – имена с главна буква</text:p>
                </text:list-item>
                <text:list-item>
                  <text:p text:style-name="P29">числа</text:p>
                </text:list-item>
                <text:list-item>
                  <text:p text:style-name="P29">операции – поредица от символи(без букви и цифри). Всички бинарни операции са инфиксни</text:p>
                </text:list-item>
                <text:list-item>
                  <text:p text:style-name="P29">запазени операции: ..<text:tab/>:<text:tab/>::<text:tab/>= \ <text:tab/>&lt; - - &gt;<text:tab/><text:tab/>@<text:tab/>~<text:tab/>=&gt;</text:p>
                </text:list-item>
                <text:list-item>
                  <text:p text:style-name="P29">специални знаци – скоби</text:p>
                </text:list-item>
                <text:list-item>
                  <text:p text:style-name="P29">знаци – ‘a’ ‘\n’</text:p>
                </text:list-item>
                <text:list-item>
                  <text:p text:style-name="P29">низове</text:p>
                </text:list-item>
              </text:list>
            </text:list-item>
            <text:list-item>
              <text:p text:style-name="P29">Типове – обикновено се задават с конструктори</text:p>
              <text:list>
                <text:list-item>
                  <text:p text:style-name="P29">Bool, Char, Int, Integer, Float, Double</text:p>
                </text:list-item>
                <text:list-item>
                  <text:p text:style-name="P29">[a] – списък с произволна <text:s/>дължина и елементи от еднакъв фиксиран тип а</text:p>
                </text:list-item>
                <text:list-item>
                  <text:p text:style-name="P29">(a, b, c) – кортеж, наредена n-торка с фиксирана дължина и различни типове компоненти</text:p>
                </text:list-item>
                <text:list-item>
                  <text:p text:style-name="P29">:<text:span text:style-name="T7">t &lt;име&gt; дава типа на обект – променлива или функция</text:span></text:p>
                </text:list-item>
              </text:list>
            </text:list-item>
            <text:list-item>
              <text:p text:style-name="P30">Модули – програмите в хаскел се разделят на модули: module &lt;Filename&gt; where …</text:p>
              <text:list>
                <text:list-item>
                  <text:p text:style-name="P30">вмъкване на модули import &lt;име на модул&gt; (име1, име2, …)</text:p>
                </text:list-item>
                <text:list-item>
                  <text:p text:style-name="P30">Prelude е модул, който се вмъква по подразбиране и съдържа най-полезните стандартни функции</text:p>
                </text:list-item>
              </text:list>
            </text:list-item>
            <text:list-item>
              <text:p text:style-name="P30">Операции с числа</text:p>
              <text:list>
                <text:list-item>
                  <text:p text:style-name="P30">^ - повдига произволно нещо на степен цяло число</text:p>
                </text:list-item>
                <text:list-item>
                  <text:p text:style-name="P30">^^ - повдига дробно число на степен цяло число</text:p>
                </text:list-item>
                <text:list-item>
                  <text:p text:style-name="P30">** - повдига нещо на нещо</text:p>
                </text:list-item>
                <text:list-item>
                  <text:p text:style-name="P30">div – целочислено деление</text:p>
                </text:list-item>
                <text:list-item>
                  <text:p text:style-name="P30">mod – целочислен остатък</text:p>
                </text:list-item>
                <text:list-item>
                  <text:p text:style-name="P30"><text:soft-page-break/>математически функции – exp, sin, cos, asin, acos, atan, …</text:p>
                </text:list-item>
              </text:list>
            </text:list-item>
            <text:list-item>
              <text:p text:style-name="P31">Currying – раз<text:span text:style-name="T16">г</text:span>леждане на функция с n+1 аргумента като функция с един аргумент, която връща функция с n аргумента</text:p>
              <text:list>
                <text:list-item>
                  <text:p text:style-name="P31">t1 → t2 → t3 = t1 → (t2 → t3) – функция на 2 аргумента или функция на 1 аргумент, която връща функция на 1 аргумент</text:p>
                </text:list-item>
                <text:list-item>
                  <text:p text:style-name="P31">(t1 → t2) → t3 – функция на 1 аргумент, който е функция на 1 аргумент</text:p>
                </text:list-item>
              </text:list>
            </text:list-item>
            <text:list-item>
              <text:p text:style-name="P31">Функциите са с префиксен запис, а операциите (с изключение на унарната -а) са с инфиксен. Т.е function arguments и argument operation argument. </text:p>
            </text:list-item>
            <text:list-item>
              <text:p text:style-name="P31">Двуаргументните функции могат да се превърнат в бинарни операции чрез ‘функция’ – с апострофи <text:span text:style-name="T17">назад (при тилдата)</text:span></text:p>
            </text:list-item>
          </text:list>
        </text:list-item>
        <text:list-item>
          <text:p text:style-name="P32">if &lt;&gt; then &lt;&gt; else &lt;&gt; - условието трябва да е Bool, а резултатът и в двете разклонения от един и същи тип</text:p>
        </text:list-item>
        <text:list-item>
          <text:p text:style-name="P33">error &lt;съобщение&gt; - начин за хвърляне на грешка</text:p>
        </text:list-item>
        <text:list-item>
          <text:p text:style-name="P33">&lt;декларация на функция&gt;</text:p>
          <text:p text:style-name="P33">let <text:tab/>&lt;дефиниция&gt;<text:line-break/> <text:tab/>&lt;дефиниция&gt;</text:p>
          <text:p text:style-name="P33">in<text:tab/>&lt;израз&gt;</text:p>
        </text:list-item>
      </text:list>
      <text:p text:style-name="P34"><text:tab/>Областта на действие на дефинициите е само в let конструкцията.</text:p>
      <text:list xml:id="list222057164485353" text:continue-numbering="true" text:style-name="L7">
        <text:list-item>
          <text:p text:style-name="P33">&lt;дефиниция на функция&gt;</text:p>
          <text:p text:style-name="P33">where &lt;&gt;</text:p>
        </text:list-item>
      </text:list>
      <text:p text:style-name="P34"><text:tab/>Областта на действие на дефинициите е само в рамките на дефиницията на функцията</text:p>
      <text:list xml:id="list222056060688536" text:continue-numbering="true" text:style-name="L7">
        <text:list-item>
          <text:p text:style-name="P33">И let, и where позволяват взаимна рекурсия</text:p>
        </text:list-item>
        <text:list-item>
          <text:p text:style-name="P35">Подравняването е синтактична захар за блокове с {}. Оазачите са изключение от правилото – те не се влияят от подравняване и могат да се пишат на един ред</text:p>
        </text:list-item>
        <text:list-item>
          <text:p text:style-name="P35">Образци</text:p>
          <text:list>
            <text:list-item>
              <text:p text:style-name="P57">не можем да запишем gcd x x = 0 – всички имена на обекти в образците трябва да са уникални</text:p>
            </text:list-item>
          </text:list>
        </text:list-item>
        <text:list-item>
          <text:p text:style-name="P35">Наредени n-торки</text:p>
          <text:list>
            <text:list-item>
              <text:p text:style-name="P35">операция за конструиране (&lt;&gt;, &lt;&gt;)</text:p>
            </text:list-item>
            <text:list-item>
              <text:p text:style-name="P35">fst, snd – само за наредени двойки</text:p>
            </text:list-item>
            <text:list-item>
              <text:p text:style-name="P35">позволяват разнотипни обекти в тях</text:p>
            </text:list-item>
            <text:list-item>
              <text:p text:style-name="P36">няма кортежи с 1 елемент</text:p>
            </text:list-item>
            <text:list-item>
              <text:p text:style-name="P36">има празен кортеж () с единствен елемент () - unit, използва се за маркиране на липса на информация</text:p>
            </text:list-item>
          </text:list>
        </text:list-item>
        <text:list-item>
          <text:p text:style-name="P35">Потребителски типове</text:p>
          <text:list>
            <text:list-item>
              <text:p text:style-name="P35"><text:soft-page-break/>type &lt;ConstructorName&gt; = тип</text:p>
            </text:list-item>
          </text:list>
        </text:list-item>
        <text:list-item>
          <text:p text:style-name="P36">Именуване на образци – поставяме &lt;име&gt;@&lt;образец&gt;, за да го назоваваме по име, вместо да изброяваме десетки (и стотици) елементи от образеца, когато го реферираме като едно цяло</text:p>
        </text:list-item>
        <text:list-item>
          <text:p text:style-name="P36">Списък</text:p>
          <text:list>
            <text:list-item>
              <text:p text:style-name="P36">празният списък е списък от тип [a]</text:p>
            </text:list-item>
            <text:list-item>
              <text:p text:style-name="P36">Ако h е елемент от тип а, a t е списък от тип [a], то (h:t) е списък</text:p>
            </text:list-item>
            <text:list-item>
              <text:p text:style-name="P36">: е операция за <text:span text:style-name="T8">правене на списъци, а не за наредена двойка. (&lt;&gt;,&lt;&gt;) е валидно, &lt;&gt;:&lt;&gt; не е. Трябва &lt;&gt;:[]. Понеже операцията е с много нисък приоритет, в образци я ограждаме със скоби: (&lt;&gt;:&lt;&gt;)</text:span></text:p>
            </text:list-item>
            <text:list-item>
              <text:p text:style-name="P37">генератори на списък <text:span text:style-name="T9">[&lt;&gt;, &lt;&gt; </text:span>.. &lt;&gt;<text:span text:style-name="T9">]</text:span> </text:p>
            </text:list-item>
            <text:list-item>
              <text:p text:style-name="P39">конкатенация на списък ++</text:p>
            </text:list-item>
            <text:list-item>
              <text:p text:style-name="P39">проверка за принадлежност на елемент към списък – elem &lt;e&gt; &lt;l&gt; = e ‘elem’ l</text:p>
            </text:list-item>
            <text:list-item>
              <text:p text:style-name="P40">init – всички елементи без последния</text:p>
            </text:list-item>
            <text:list-item>
              <text:p text:style-name="P40">last – последният елемент</text:p>
            </text:list-item>
            <text:list-item>
              <text:p text:style-name="P40">take n l – първите n елемента</text:p>
            </text:list-item>
            <text:list-item>
              <text:p text:style-name="P40">drop n l – всички без първите n елемента</text:p>
            </text:list-item>
            <text:list-item>
              <text:p text:style-name="P40">splitAt – кортеж от двете половини ([a], [a]) = (take n l, drop n l)</text:p>
            </text:list-item>
            <text:list-item>
              <text:p text:style-name="P40">maximum, minimum</text:p>
            </text:list-item>
            <text:list-item>
              <text:p text:style-name="P40">sum, product</text:p>
            </text:list-item>
            <text:list-item>
              <text:p text:style-name="P40">and, or</text:p>
            </text:list-item>
            <text:list-item>
              <text:p text:style-name="P40">concat: [[a]] → [a]</text:p>
            </text:list-item>
            <text:list-item>
              <text:p text:style-name="P41">scanr и scanl връщат историята на пресмятането на foldr и foldl. Тоест, те извършват foldr и foldl, но не връщат резултатът, а масив от резултата във всеки един момент от сгъването. Например, </text:p>
              <text:p text:style-name="P41">foldr (+) 0 [1..10]→ 55</text:p>
              <text:p text:style-name="P41">scanr (+) 0 [1..10] → [55, 54, 52, 49, 45, 40, 34, 27, 19, 10, 0]</text:p>
              <text:p text:style-name="P41">scanl (+) 0 [1..10] → [0, 1, 3, …, 45 ,55]</text:p>
            </text:list-item>
            <text:list-item>
              <text:p text:style-name="P42">zip l1 l2 → [(,), (,), …] - списък от двойки, стига до по-късия списък</text:p>
            </text:list-item>
            <text:list-item>
              <text:p text:style-name="P42">zipWith – като zip, но вместо кортеж връща стойността на операция, приложена над двата елемента</text:p>
            </text:list-item>
            <text:list-item>
              <text:p text:style-name="P42">takeWhile – взима всички елементи от списъка, докато условието не се счупи. След това може да има други елементи, за които условието отново отговаря, но те не се взимат. </text:p>
            </text:list-item>
            <text:list-item>
              <text:p text:style-name="P42"><text:soft-page-break/>DropWhile – изхвърля елементите на списъка докато условието е изпълнено. Когато условието се наруши, се връша останалата част от списъка, дори и в него по-нататък да има елементи, които отговарят на условието. </text:p>
            </text:list-item>
            <text:list-item>
              <text:p text:style-name="P42">Span p l = (takeWhile p l, dropWhile p l). → разделя списъка на две части до първото счупване на условието</text:p>
            </text:list-item>
            <text:list-item>
              <text:p text:style-name="P42">break p l = span, но с обратен предикат. </text:p>
            </text:list-item>
          </text:list>
        </text:list-item>
        <text:list-item>
          <text:p text:style-name="P37">case &lt;израз&gt; of образец -&gt; действие</text:p>
        </text:list-item>
      </text:list>
      <text:p text:style-name="P38"><text:tab/> <text:tab/> <text:s text:c="14"/>друг образец -&gt; действие</text:p>
      <text:p text:style-name="P38"><text:tab/>Трябва образците да пасват на типа на израза!</text:p>
      <text:list xml:id="list222056125007371" text:continue-numbering="true" text:style-name="L7">
        <text:list-item>
          <text:p text:style-name="P43">Видове оценяване</text:p>
          <text:p text:style-name="P43">f(x) = x!</text:p>
          <text:p text:style-name="P43">g(x) = x^2+x</text:p>
          <text:list>
            <text:list-item>
              <text:p text:style-name="P43">стриктно (<text:span text:style-name="T10">апликативно</text:span>) оценяване – отвътре навън; call-by-value; пести памет и с него лесно контролира редът на изпълнение</text:p>
              <text:p text:style-name="P43">g(f(4)) = g(4!)=g(24)=...</text:p>
            </text:list-item>
            <text:list-item>
              <text:p text:style-name="P43">лениво (<text:span text:style-name="T10">нормално</text:span>) оценяване – отвън навътре; call-by-name; може да спести сметки, защото не смята неща, които не са необходими/поискани; освен това може да предотврати грешки. <text:span text:style-name="T11">Броят стъпки ще стане 2n, няма да се увеличи експоненциално. Чрез споделяне на общи изрази (запомняне) се спестява изчисление. </text:span></text:p>
              <text:p text:style-name="P43">g(f(4)) = f(4)^2+f(4)=…</text:p>
            </text:list-item>
          </text:list>
        </text:list-item>
        <text:list-item>
          <text:p text:style-name="P43">Теорема за нормализация – ако <text:span text:style-name="T10">стриктното</text:span> оценяване дава резултат, то и <text:span text:style-name="T10">ленивото</text:span> оценяване дава резултат. </text:p>
          <text:p text:style-name="P43">Обратното не е вярно – ако <text:span text:style-name="T10">ленивото</text:span> оценяване даде резултат, това не гарантира, че <text:span text:style-name="T10">стриктното</text:span> ще даде. </text:p>
          <text:p text:style-name="P43">Ако <text:span text:style-name="T10">с лениво </text:span>оценяване не получим резултат, с никое друго оценяване няма да получим резултат.</text:p>
        </text:list-item>
        <text:list-item>
          <text:p text:style-name="P44">Оценяване в Haskell</text:p>
          <text:list>
            <text:list-item>
              <text:p text:style-name="P44">if се оцянява лениво</text:p>
            </text:list-item>
            <text:list-item>
              <text:p text:style-name="P44">за примитивните операции (+, -, …) се оценяват стриктно!!!</text:p>
            </text:list-item>
            <text:list-item>
              <text:p text:style-name="P44">ако f е конструктор или константа, оценката зависи. Конструктори са и функциите за създаване на списъци и кортежи. При конструирането, компонентите няма да бъдат сметнати, докато не бъдат извикани или използвани експлицитно.</text:p>
            </text:list-item>
            <text:list-item>
              <text:p text:style-name="P58">(\p → t) <text:span text:style-name="T12">е</text:span></text:p>
              <text:list>
                <text:list-item>
                  <text:p text:style-name="P44">p е константа – <text:span text:style-name="T12">оценява се аргументът е и ако той е равен на p, се смята тялото t</text:span></text:p>
                </text:list-item>
                <text:list-item>
                  <text:p text:style-name="P45">p е _ - директно се смята тялото t</text:p>
                </text:list-item>
                <text:list-item>
                  <text:p text:style-name="P45"><text:soft-page-break/>P <text:s/>е променлива – оценява се тялото t, като се използва локалната дефиниция x=e</text:p>
                </text:list-item>
                <text:list-item>
                  <text:p text:style-name="P45">p=(p1, .., pn) = кортеж – оценява се аргументът е, разпарчедисва се на компонентите си и се оценява изразът (\p1 p2 … pn → t) e1 e2 … en</text:p>
                </text:list-item>
                <text:list-item>
                  <text:p text:style-name="P45">аналогично за p = (p1:p2)</text:p>
                </text:list-item>
                <text:list-item>
                  <text:p text:style-name="P45">p = [p1, …, pn] – аналогично</text:p>
                </text:list-item>
              </text:list>
            </text:list-item>
            <text:list-item>
              <text:p text:style-name="P45"><text:span text:style-name="T19">аргументите в Haskell могат да се считат за обещания, които се изпълняват при нужда.</text:span> Например (x:xs) е на практика : x xs, където x и xs са обещания за глава и опашка съответно. Затова и всички списъци в Haskell на практика са потоци. Затова са възможни безкрайни списъци</text:p>
            </text:list-item>
          </text:list>
        </text:list-item>
        <text:list-item>
          <text:p text:style-name="P45">Генериране на и работа с безкрайни списъци</text:p>
          <text:list>
            <text:list-item>
              <text:p text:style-name="P45">repeat &lt;arg&gt; = [arg, arg, …]</text:p>
            </text:list-item>
            <text:list-item>
              <text:p text:style-name="P45">cycle [&lt;1&gt;, …, &lt;n&gt;] = [&lt;1&gt;, …, &lt;n&gt;, &lt;1&gt;,…&lt;n&gt;,…]</text:p>
            </text:list-item>
            <text:list-item>
              <text:p text:style-name="P45">iterate f arg = [z, f(z), f(f(z)), …]</text:p>
            </text:list-item>
            <text:list-item>
              <text:p text:style-name="P45">повечето операции за списъци работят и с безкрайни списъци. <text:span text:style-name="T19">Изключение е foldl (винаги) и foldr, когато операцията изисква оценка на десния си аргумент</text:span></text:p>
            </text:list-item>
          </text:list>
        </text:list-item>
        <text:list-item>
          <text:p text:style-name="P46">Апликация <text:span text:style-name="T20">$ </text:span>– с най-нисък приоритет, използва се за избягването на скоби най-вдясно</text:p>
        </text:list-item>
        <text:list-item>
          <text:p text:style-name="P46">Композиция . – като апликацията, но получава функция, а не данна отдясно. </text:p>
        </text:list-item>
        <text:list-item>
          <text:p text:style-name="P46">Безточково програмиране – дефинирание на функции чрез използване на апликация и композиция и деректно използване на други функции</text:p>
        </text:list-item>
        <text:list-item>
          <text:p text:style-name="P46">curry f x y = f (x,y)</text:p>
        </text:list-item>
        <text:list-item>
          <text:p text:style-name="P46">uncurry f (x,y) = f x y</text:p>
        </text:list-item>
        <text:list-item>
          <text:p text:style-name="P46">join f x = <text:s/>f x x</text:p>
        </text:list-item>
        <text:list-item>
          <text:p text:style-name="P46">ap f g x = f x (g x)</text:p>
        </text:list-item>
        <text:list-item>
          <text:p text:style-name="P59">(f &gt;&gt;= g) x = g (f x) x</text:p>
        </text:list-item>
        <text:list-item>
          <text:p text:style-name="P46">liftM2 f g h x = f (g x) (h x)</text:p>
        </text:list-item>
        <text:list-item>
          <text:p text:style-name="P46">В Haskell забиването (поради лениво оценяване) може да доведе до изтичане на памет. За да се оцени нещо веднага, се използва seq first second. Оценява се първо first и едва после се връща second</text:p>
        </text:list-item>
        <text:list-item>
          <text:p text:style-name="P59">f $! x = seq x f x → първо се оценява x и после f се прилага върху оценката стриктно. </text:p>
        </text:list-item>
        <text:list-item>
          <text:p text:style-name="P47">Класове от типове – множество от типове, които имат <text:span text:style-name="T13">опрделено поведение, зададено чрез множество от имена на функции и техните типове</text:span>. <text:span text:style-name="T13">Функциите на даден клас се наричат методи</text:span></text:p>
          <text:list>
            <text:list-item>
              <text:p text:style-name="P47">Множеството от ограничения в един клас от типове се нарича контектс</text:p>
            </text:list-item>
            <text:list-item>
              <text:p text:style-name="P47"><text:soft-page-break/>тип, за който са реализирани всички операции в класа, се нарича инстанция на класа от типове. Например Bool, Char и числовите типове са инстанции на Eq. Всички списъци от t [t] и кортежи от t (t,t,t,t) също са инстанции на Eq. </text:p>
              <text:p text:style-name="P48">instance &lt;Class&gt; &lt;Type&gt; where</text:p>
              <text:list>
                <text:list-header>
                  <text:p text:style-name="P48">&lt;имплементация на методите на класа&gt;</text:p>
                </text:list-header>
              </text:list>
            </text:list-item>
            <text:list-item>
              <text:p text:style-name="P47">Когато типовата променлива е с посочен клас от типове, то това се нарича класово ограничение. Eq t =&gt; …..</text:p>
            </text:list-item>
            <text:list-item>
              <text:p text:style-name="P48">class &lt;Name&gt; &lt;типова променлива&gt; where</text:p>
              <text:list>
                <text:list-header>
                  <text:p text:style-name="P48">&lt;method&gt; :: type</text:p>
                  <text:p text:style-name="P48">&lt;method&gt; &lt;args&gt; = &lt;realisation&gt;</text:p>
                </text:list-header>
              </text:list>
            </text:list-item>
            <text:list-item>
              <text:p text:style-name="P49">класовете в Haskell съответстват на абстрактни класове или интефейси</text:p>
            </text:list-item>
            <text:list-item>
              <text:p text:style-name="P49">методите съответстват на чисти виртуални функции</text:p>
            </text:list-item>
            <text:list-item>
              <text:p text:style-name="P49">екземплярите съответстват на имплементиране на интерфейси</text:p>
            </text:list-item>
            <text:list-item>
              <text:p text:style-name="P49">претоварените функции в Haskell имат еднозначно определен тип, той не може да се мени за всяко претоварване</text:p>
            </text:list-item>
            <text:list-item>
              <text:p text:style-name="P49">в Haskell няма casting</text:p>
            </text:list-item>
          </text:list>
        </text:list-item>
        <text:list-item>
          <text:p text:style-name="P47">Стандартни класове</text:p>
          <text:list>
            <text:list-item>
              <text:p text:style-name="P47">Eq → =</text:p>
            </text:list-item>
            <text:list-item>
              <text:p text:style-name="P47">Ord → ==, &lt;=, &gt;=, &lt;, &gt; /=, реализират се с функцията compare</text:p>
            </text:list-item>
            <text:list-item>
              <text:p text:style-name="P47">Show – show</text:p>
            </text:list-item>
            <text:list-item>
              <text:p text:style-name="P47">Read – read</text:p>
            </text:list-item>
            <text:list-item>
              <text:p text:style-name="P47">Num – числа</text:p>
            </text:list-item>
            <text:list-item>
              <text:p text:style-name="P47">Integral – цели числа</text:p>
            </text:list-item>
            <text:list-item>
              <text:p text:style-name="P47">Floating – числа с плаваща запетая</text:p>
            </text:list-item>
            <text:list-item>
              <text:p text:style-name="P47">Числата в Haskell са полиморфни константи</text:p>
            </text:list-item>
          </text:list>
        </text:list-item>
        <text:list-item>
          <text:p text:style-name="P48">Полиморфизъм</text:p>
          <text:list>
            <text:list-item>
              <text:p text:style-name="P47">функциите за работа над списъци като head, tail, length, reverse, ++ и !! са полиморфни, което означава, че работят за списъци от произволен тип [t]</text:p>
            </text:list-item>
            <text:list-item>
              <text:p text:style-name="P47">t се нарича типова променлива</text:p>
            </text:list-item>
            <text:list-item>
              <text:p text:style-name="P47">свойството се нарича параметричен типов полиморфизъм, който е различен от подтиповия полиморфизъм</text:p>
            </text:list-item>
            <text:list-item>
              <text:p text:style-name="P60">[] е полиморфна константа</text:p>
            </text:list-item>
            <text:list-item>
              <text:p text:style-name="P48">параметричен – генерични конструкции, които работят еднакво без значение съдържанието; параметризират се с типови променливи</text:p>
              <text:list>
                <text:list-item>
                  <text:p text:style-name="P48"><text:soft-page-break/>генерични типове – създадени чрез използване на типови променливи</text:p>
                </text:list-item>
                <text:list-item>
                  <text:p text:style-name="P48">генерични функции – една и съща имплементация работи за всички типове, не се разглеждат случаи за същността на типа</text:p>
                </text:list-item>
              </text:list>
            </text:list-item>
            <text:list-item>
              <text:p text:style-name="P48">ad hoc полиморфизъм – разпределение по случаи и претоварване (overloading) На конструкциите. Такива конструкции се наричат претоварени. </text:p>
              <text:list>
                <text:list-item>
                  <text:p text:style-name="P48">Претоварени константи – 5, 5.0, …</text:p>
                </text:list-item>
                <text:list-item>
                  <text:p text:style-name="P48">претоварени операции - +, -, …, ==</text:p>
                </text:list-item>
                <text:list-item>
                  <text:p text:style-name="P48">претоварени функции – elem (може да търси само сред сравними елементи), show (само ако има низово представяне), [from..to] (само ако from и to имат линейна наредба)</text:p>
                </text:list-item>
                <text:list-item>
                  <text:p text:style-name="P48">класовете от типове осигуряват ad hoc полиморфизма</text:p>
                </text:list-item>
              </text:list>
            </text:list-item>
          </text:list>
        </text:list-item>
        <text:list-item>
          <text:p text:style-name="P49">Потребителски типове</text:p>
          <text:list>
            <text:list-item>
              <text:p text:style-name="P49">data &lt;Name&gt; &lt;param 1&gt; &lt;param 2&gt;… = Constructor &lt;type&gt; &lt;type&gt; ...| other definition</text:p>
            </text:list-item>
            <text:list-item>
              <text:p text:style-name="P49">data &lt;Name&gt; &lt;params&gt; = Constructor {fieldName:type, fieldName:type,…} <text:span text:style-name="T14">| AnotherConstructor</text:span></text:p>
            </text:list-item>
            <text:list-item>
              <text:p text:style-name="P49">за всяко поле автоматично получаваме getter със същото име</text:p>
            </text:list-item>
            <text:list-item>
              <text:p text:style-name="P50">създаване на данна – Constructor &lt;arg1&gt; &lt;arg2&gt; …</text:p>
            </text:list-item>
            <text:list-item>
              <text:p text:style-name="P50">за извършване на операции като сравнения и други може да се наложи да дефинираме екземпляри:<text:line-break/>instance Eq Name where<text:line-break/>...</text:p>
            </text:list-item>
            <text:list-item>
              <text:p text:style-name="P50">Може да се направи автоматично чрез deriving (…, …, …)</text:p>
            </text:list-item>
          </text:list>
        </text:list-item>
      </text:list>
      <text:h text:style-name="P5" text:outline-level="1">Входно-изходни операции</text:h>
      <text:list xml:id="list3750602360" text:style-name="L8">
        <text:list-item>
          <text:p text:style-name="P51">Входно-изходните операции са странични ефекти, които могат да бъдат възприети като поточна обработка на данни – първо се четат, после се прекарват през разни функции и накрая се изхвърля резултатът</text:p>
        </text:list-item>
        <text:list-item>
          <text:p text:style-name="P51">Трансформацията консумира данни, обработва ги и произвежда низово представяне</text:p>
        </text:list-item>
        <text:list-item>
          <text:p text:style-name="P51">Функциите, които работят с вход и изход, дефинират композиция на входно-изходни трансформации</text:p>
        </text:list-item>
        <text:list-item>
          <text:p text:style-name="P51">стандартният генеричен тип IO задава входно-изходна трансформация</text:p>
          <text:list>
            <text:list-item>
              <text:p text:style-name="P51">getChar :: IO Char</text:p>
            </text:list-item>
            <text:list-item>
              <text:p text:style-name="P51">getLine :: IO String</text:p>
            </text:list-item>
            <text:list-item>
              <text:p text:style-name="P52">getContents :: IO String – взима всичко от стандартния вход като списък от символи</text:p>
            </text:list-item>
            <text:list-item>
              <text:p text:style-name="P51">putChar :: Char → IO ()</text:p>
            </text:list-item>
            <text:list-item>
              <text:p text:style-name="P51"><text:soft-page-break/>putStr :: String → IO ()</text:p>
            </text:list-item>
            <text:list-item>
              <text:p text:style-name="P51">putStrLn :: String → IO () </text:p>
            </text:list-item>
            <text:list-item>
              <text:p text:style-name="P52">interact f – взима низове от стандартния вход, прилага функция над тях и извежда резултата</text:p>
            </text:list-item>
          </text:list>
        </text:list-item>
        <text:list-item>
          <text:p text:style-name="P51">main :: IO() е функцията, която е входна точка за програмата. Тя дефинира входно-изходна трансформация, която се прилага към стандартния вход и изход на програмата (stdin, stdout)</text:p>
        </text:list-item>
        <text:list-item>
          <text:p text:style-name="P51">композирането на трансформации става чрез синтаксиса </text:p>
          <text:p text:style-name="P51">do {трансформация}</text:p>
        </text:list-item>
        <text:list-item>
          <text:p text:style-name="P51">свързваме някакъв обект с резултат от трансформация чрез name &lt;- transformation</text:p>
        </text:list-item>
        <text:list-item>
          <text:p text:style-name="P51">return &lt;something clean&gt; дава IO като резултат</text:p>
        </text:list-item>
        <text:list-item>
          <text:p text:style-name="P55"><text:span text:style-name="T19">В do не може да се ползва директна дефиниция от вида name = something.</text:span> Трябва да се прави чрез let name = something</text:p>
        </text:list-item>
        <text:list-item>
          <text:p text:style-name="P55">За четене и писане на типове, различни от Char и String се използват класовете Show и Read и методите show (по нещо дава String), print (по нещо дава IO()) и read(по String дава нещо). ВНИМАНИЕ: ЗА read “1.23” ТРЯБВА ДА СЕ ПОСОЧИ ТИПЪТ НА ВРЪЩАНОТО, ИНАЧЕ ЩЕ ДАДЕ ГРЕШКА, ПОНЕЖЕ Е ГЕНЕРИЧЕН ТИП. ЗА ЦЕЛТА Е НАЙ–ХУБАВО ДА СЕ ДЕФИНИРАТ ФУНКЦИИ С ТОЧЕН ТИП:</text:p>
          <text:p text:style-name="P55">getInt:: IO Int</text:p>
          <text:p text:style-name="P55">getInt = do line ←getLine</text:p>
          <text:list>
            <text:list-item>
              <text:list>
                <text:list-item>
                  <text:list>
                    <text:list-header>
                      <text:p text:style-name="P55"><text:s/>return $ read line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55">може да се работи с трансформации чрез функции от по-висок ред sequence, mapM, mapM_, forever</text:p>
        </text:list-item>
        <text:list-item>
          <text:p text:style-name="P52">openFile &lt;filePath&gt; &lt;ReadMode|WriteMode|AppendMode|ReadWriteMode&gt;</text:p>
          <text:p text:style-name="P52">връща IO Handle</text:p>
        </text:list-item>
        <text:list-item>
          <text:p text:style-name="P52">hGetChar, hGetString, hGetContents, hPutChar, hPutStr, hPutStrLn &lt;IO Handle Name&gt; прави същите неща, но във файлове</text:p>
        </text:list-item>
        <text:list-item>
          <text:p text:style-name="P52">IO е монада</text:p>
        </text:list-item>
      </text:list>
      <text:h text:style-name="P2" text:outline-level="1">Монади</text:h>
      <text:list xml:id="list1890106070" text:style-name="L9">
        <text:list-item>
          <text:p text:style-name="P53">Монада – конструкция, която опакова обект от даден тип</text:p>
        </text:list-item>
        <text:list-item>
          <text:p text:style-name="P53">Опаковката може да е прозрачна, т.е. можем да бъркаме и да виждаме истинския обект – Maybe, [a]</text:p>
        </text:list-item>
        <text:list-item>
          <text:p text:style-name="P53">b = a &gt;&gt;= f</text:p>
          <text:p text:style-name="P53">Гледа стойността x вътре в а, прaви f x и резултатът опакова до b</text:p>
        </text:list-item>
        <text:list-item>
          <text:p text:style-name="P54"><text:soft-page-break/>do е синтактична захар на поредица от &gt;&gt;=: </text:p>
          <text:p text:style-name="P54">main = getLine &gt;&gt;= putStrLn . (“….”)</text:p>
        </text:list-item>
        <text:list-item>
          <text:p text:style-name="P53">&gt;&gt;= позволява императивен стил във ФП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15:16:20.976547007</meta:creation-date>
    <dc:date>2023-02-07T22:20:55.170180902</dc:date>
    <meta:editing-duration>PT1H18M59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14" meta:paragraph-count="319" meta:word-count="3661" meta:character-count="21284" meta:non-whitespace-character-count="18046"/>
  </office:meta>
</office:document-meta>
</file>